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999999" draw:fill="gradient" draw:fill-color="#ff0000" draw:fill-gradient-name="gradient" draw:gradient-step-count="0" draw:textarea-horizontal-align="justify" draw:textarea-vertical-align="middle" draw:auto-grow-height="false" fo:min-height="5.408cm" fo:min-width="5.158cm"/>
    </style:style>
    <style:style style:name="gr2" style:family="graphic" style:parent-style-name="standard">
      <style:graphic-properties draw:stroke="none" draw:fill="gradient" draw:fill-color="#54595d" draw:fill-gradient-name="Gradient_20_4" draw:gradient-step-count="0" draw:textarea-horizontal-align="justify" draw:textarea-vertical-align="middle" draw:auto-grow-height="false" fo:min-height="0.75cm" fo:min-width="0.5cm"/>
    </style:style>
    <style:style style:name="gr3" style:family="graphic" style:parent-style-name="standard">
      <style:graphic-properties draw:stroke="none" draw:fill="gradient" draw:fill-color="#54595d" draw:fill-gradient-name="Gradient_20_5" draw:gradient-step-count="0" draw:textarea-horizontal-align="justify" draw:textarea-vertical-align="middle" draw:auto-grow-height="false" fo:min-height="0.75cm" fo:min-width="0.5cm"/>
    </style:style>
    <style:style style:name="gr4" style:family="graphic" style:parent-style-name="standard">
      <style:graphic-properties draw:stroke="none" draw:fill="gradient" draw:fill-color="#54595d" draw:fill-gradient-name="Gradient_20_6" draw:gradient-step-count="0" draw:textarea-horizontal-align="justify" draw:textarea-vertical-align="middle" draw:auto-grow-height="false" fo:min-height="0.75cm" fo:min-width="0.5cm"/>
    </style:style>
    <style:style style:name="gr5" style:family="graphic" style:parent-style-name="standard">
      <style:graphic-properties draw:stroke="none" draw:fill="gradient" draw:fill-color="#54595d" draw:fill-gradient-name="Gradient_20_7" draw:gradient-step-count="0" draw:textarea-horizontal-align="justify" draw:textarea-vertical-align="middle" draw:auto-grow-height="false" fo:min-height="0.75cm" fo:min-width="0.5cm"/>
    </style:style>
    <style:style style:name="gr6" style:family="graphic" style:parent-style-name="standard">
      <style:graphic-properties draw:stroke="none" draw:fill="gradient" draw:fill-color="#54595d" draw:fill-gradient-name="Gradient_20_8" draw:gradient-step-count="0" draw:textarea-horizontal-align="justify" draw:textarea-vertical-align="middle" draw:auto-grow-height="false" fo:min-height="0.75cm" fo:min-width="0.5cm"/>
    </style:style>
    <style:style style:name="gr7" style:family="graphic" style:parent-style-name="standard">
      <style:graphic-properties draw:stroke="none" draw:fill="gradient" draw:fill-color="#54595d" draw:fill-gradient-name="Gradient_20_9" draw:gradient-step-count="0" draw:textarea-horizontal-align="justify" draw:textarea-vertical-align="middle" draw:auto-grow-height="false" fo:min-height="0.75cm" fo:min-width="0.5cm"/>
    </style:style>
    <style:style style:name="gr8" style:family="graphic" style:parent-style-name="standard">
      <style:graphic-properties draw:stroke="none" draw:fill="gradient" draw:fill-color="#54595d" draw:fill-gradient-name="Gradient_20_10" draw:gradient-step-count="0" draw:textarea-horizontal-align="justify" draw:textarea-vertical-align="middle" draw:auto-grow-height="false" fo:min-height="0.75cm" fo:min-width="0.5cm"/>
    </style:style>
    <style:style style:name="gr9" style:family="graphic" style:parent-style-name="standard">
      <style:graphic-properties draw:stroke="none" draw:fill="gradient" draw:fill-color="#54595d" draw:fill-gradient-name="Gradient_20_11" draw:gradient-step-count="0" draw:textarea-horizontal-align="justify" draw:textarea-vertical-align="middle" draw:auto-grow-height="false" fo:min-height="0.75cm" fo:min-width="0.5cm"/>
    </style:style>
    <style:style style:name="gr10" style:family="graphic" style:parent-style-name="standard">
      <style:graphic-properties draw:stroke="none" draw:fill="gradient" draw:fill-color="#54595d" draw:fill-gradient-name="Gradient_20_12" draw:gradient-step-count="0" draw:textarea-horizontal-align="justify" draw:textarea-vertical-align="middle" draw:auto-grow-height="false" fo:min-height="0.75cm" fo:min-width="0.5cm"/>
    </style:style>
    <style:style style:name="gr11" style:family="graphic" style:parent-style-name="standard">
      <style:graphic-properties draw:stroke="none" draw:fill="gradient" draw:fill-color="#54595d" draw:fill-gradient-name="Gradient_20_13" draw:gradient-step-count="0" draw:textarea-horizontal-align="justify" draw:textarea-vertical-align="middle" draw:auto-grow-height="false" fo:min-height="0.75cm" fo:min-width="0.5cm"/>
    </style:style>
    <style:style style:name="gr12" style:family="graphic" style:parent-style-name="standard">
      <style:graphic-properties draw:stroke="none" draw:fill="gradient" draw:fill-color="#54595d" draw:fill-gradient-name="Gradient_20_14" draw:gradient-step-count="0" draw:textarea-horizontal-align="justify" draw:textarea-vertical-align="middle" draw:auto-grow-height="false" fo:min-height="0.75cm" fo:min-width="0.5cm"/>
    </style:style>
    <style:style style:name="gr13" style:family="graphic" style:parent-style-name="standard">
      <style:graphic-properties draw:stroke="none" draw:fill="gradient" draw:fill-color="#54595d" draw:fill-gradient-name="Gradient_20_15" draw:gradient-step-count="0" draw:textarea-horizontal-align="justify" draw:textarea-vertical-align="middle" draw:auto-grow-height="false" fo:min-height="0.75cm" fo:min-width="0.5cm"/>
    </style:style>
    <style:style style:name="gr14" style:family="graphic" style:parent-style-name="standard">
      <style:graphic-properties draw:stroke="none" draw:fill="gradient" draw:fill-color="#54595d" draw:fill-gradient-name="Gradient_20_16" draw:gradient-step-count="0" draw:textarea-horizontal-align="justify" draw:textarea-vertical-align="middle" draw:auto-grow-height="false" fo:min-height="0.75cm" fo:min-width="0.5cm"/>
    </style:style>
    <style:style style:name="gr15" style:family="graphic" style:parent-style-name="standard">
      <style:graphic-properties draw:stroke="none" svg:stroke-color="#999999" draw:fill="gradient" draw:fill-color="#ff0000" draw:fill-gradient-name="gradient" draw:gradient-step-count="0" draw:textarea-horizontal-align="justify" draw:textarea-vertical-align="middle" draw:auto-grow-height="false" fo:min-height="5.408cm" fo:min-width="5.158cm" draw:shadow="hidden"/>
    </style:style>
    <style:style style:name="P1" style:family="paragraph">
      <loext:graphic-properties draw:fill="gradient" draw:fill-color="#ff0000" draw:fill-gradient-name="gradient" draw:gradient-step-count="0"/>
      <style:paragraph-properties fo:text-align="center"/>
      <style:text-properties fo:color="#ffffff" style:font-name="Liberation Sans1"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style:style style:name="P2" style:family="paragraph">
      <loext:graphic-properties draw:fill="gradient" draw:fill-color="#54595d" draw:fill-gradient-name="Gradient_20_4" draw:gradient-step-count="0"/>
      <style:paragraph-properties fo:text-align="center"/>
    </style:style>
    <style:style style:name="P3" style:family="paragraph">
      <loext:graphic-properties draw:fill="gradient" draw:fill-color="#54595d" draw:fill-gradient-name="Gradient_20_5" draw:gradient-step-count="0"/>
      <style:paragraph-properties fo:text-align="center"/>
    </style:style>
    <style:style style:name="P4" style:family="paragraph">
      <loext:graphic-properties draw:fill="gradient" draw:fill-color="#54595d" draw:fill-gradient-name="Gradient_20_6" draw:gradient-step-count="0"/>
      <style:paragraph-properties fo:text-align="center"/>
    </style:style>
    <style:style style:name="P5" style:family="paragraph">
      <loext:graphic-properties draw:fill="gradient" draw:fill-color="#54595d" draw:fill-gradient-name="Gradient_20_7" draw:gradient-step-count="0"/>
      <style:paragraph-properties fo:text-align="center"/>
    </style:style>
    <style:style style:name="P6" style:family="paragraph">
      <loext:graphic-properties draw:fill="gradient" draw:fill-color="#54595d" draw:fill-gradient-name="Gradient_20_8" draw:gradient-step-count="0"/>
      <style:paragraph-properties fo:text-align="center"/>
    </style:style>
    <style:style style:name="P7" style:family="paragraph">
      <loext:graphic-properties draw:fill="gradient" draw:fill-color="#54595d" draw:fill-gradient-name="Gradient_20_9" draw:gradient-step-count="0"/>
      <style:paragraph-properties fo:text-align="center"/>
    </style:style>
    <style:style style:name="P8" style:family="paragraph">
      <loext:graphic-properties draw:fill="gradient" draw:fill-color="#54595d" draw:fill-gradient-name="Gradient_20_10" draw:gradient-step-count="0"/>
      <style:paragraph-properties fo:text-align="center"/>
    </style:style>
    <style:style style:name="P9" style:family="paragraph">
      <loext:graphic-properties draw:fill="gradient" draw:fill-color="#54595d" draw:fill-gradient-name="Gradient_20_11" draw:gradient-step-count="0"/>
      <style:paragraph-properties fo:text-align="center"/>
    </style:style>
    <style:style style:name="P10" style:family="paragraph">
      <loext:graphic-properties draw:fill="gradient" draw:fill-color="#54595d" draw:fill-gradient-name="Gradient_20_12" draw:gradient-step-count="0"/>
      <style:paragraph-properties fo:text-align="center"/>
    </style:style>
    <style:style style:name="P11" style:family="paragraph">
      <loext:graphic-properties draw:fill="gradient" draw:fill-color="#54595d" draw:fill-gradient-name="Gradient_20_13" draw:gradient-step-count="0"/>
      <style:paragraph-properties fo:text-align="center"/>
    </style:style>
    <style:style style:name="P12" style:family="paragraph">
      <loext:graphic-properties draw:fill="gradient" draw:fill-color="#54595d" draw:fill-gradient-name="Gradient_20_14" draw:gradient-step-count="0"/>
      <style:paragraph-properties fo:text-align="center"/>
    </style:style>
    <style:style style:name="P13" style:family="paragraph">
      <loext:graphic-properties draw:fill="gradient" draw:fill-color="#54595d" draw:fill-gradient-name="Gradient_20_15" draw:gradient-step-count="0"/>
      <style:paragraph-properties fo:text-align="center"/>
    </style:style>
    <style:style style:name="P14" style:family="paragraph">
      <loext:graphic-properties draw:fill="gradient" draw:fill-color="#54595d" draw:fill-gradient-name="Gradient_20_16" draw:gradient-step-count="0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8cm" svg:height="8cm" svg:x="6.5cm" svg:y="1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olygon draw:style-name="gr2" draw:text-style-name="P2" draw:layer="layout" svg:width="0.999cm" svg:height="0.999cm" svg:x="10cm" svg:y="14.35cm" svg:viewBox="0 0 1000 1000" draw:points="0,1000 0,0 1000,0 1000,1000">
            <text:p/>
          </draw:polygon>
          <draw:polygon draw:style-name="gr3" draw:text-style-name="P3" draw:layer="layout" svg:width="0.999cm" svg:height="0.999cm" svg:x="11cm" svg:y="13.35cm" svg:viewBox="0 0 1000 1000" draw:points="0,1000 0,0 1000,0 1000,1000">
            <text:p/>
          </draw:polygon>
          <draw:polygon draw:style-name="gr4" draw:text-style-name="P4" draw:layer="layout" svg:width="0.999cm" svg:height="0.999cm" svg:x="12cm" svg:y="14.35cm" svg:viewBox="0 0 1000 1000" draw:points="0,1000 0,0 1000,0 1000,1000">
            <text:p/>
          </draw:polygon>
          <draw:polygon draw:style-name="gr5" draw:text-style-name="P5" draw:layer="layout" svg:width="0.999cm" svg:height="0.999cm" svg:x="11cm" svg:y="15.35cm" svg:viewBox="0 0 1000 1000" draw:points="0,1000 0,0 1000,0 1000,1000">
            <text:p/>
          </draw:polygon>
          <draw:polygon draw:style-name="gr6" draw:text-style-name="P6" draw:layer="layout" svg:width="0.999cm" svg:height="0.999cm" svg:x="9cm" svg:y="13.35cm" svg:viewBox="0 0 1000 1000" draw:points="0,1000 0,0 1000,0 1000,1000">
            <text:p/>
          </draw:polygon>
          <draw:polygon draw:style-name="gr7" draw:text-style-name="P7" draw:layer="layout" svg:width="0.999cm" svg:height="0.999cm" svg:x="9cm" svg:y="15.35cm" svg:viewBox="0 0 1000 1000" draw:points="0,1000 0,0 1000,0 1000,1000">
            <text:p/>
          </draw:polygon>
          <draw:polygon draw:style-name="gr8" draw:text-style-name="P8" draw:layer="layout" svg:width="0.999cm" svg:height="0.999cm" svg:x="10cm" svg:y="12.35cm" svg:viewBox="0 0 1000 1000" draw:points="0,1000 0,0 1000,0 1000,1000">
            <text:p/>
          </draw:polygon>
          <draw:polygon draw:style-name="gr9" draw:text-style-name="P9" draw:layer="layout" svg:width="0.999cm" svg:height="0.999cm" svg:x="12cm" svg:y="12.35cm" svg:viewBox="0 0 1000 1000" draw:points="0,1000 0,0 1000,0 1000,1000">
            <text:p/>
          </draw:polygon>
          <draw:polygon draw:style-name="gr10" draw:text-style-name="P10" draw:layer="layout" svg:width="0.999cm" svg:height="0.999cm" svg:x="8cm" svg:y="14.35cm" svg:viewBox="0 0 1000 1000" draw:points="0,1000 0,0 1000,0 1000,1000">
            <text:p/>
          </draw:polygon>
          <draw:polygon draw:style-name="gr11" draw:text-style-name="P11" draw:layer="layout" svg:width="0.999cm" svg:height="0.999cm" svg:x="8cm" svg:y="12.35cm" svg:viewBox="0 0 1000 1000" draw:points="0,1000 0,0 1000,0 1000,1000">
            <text:p/>
          </draw:polygon>
          <draw:polygon draw:style-name="gr12" draw:text-style-name="P12" draw:layer="layout" svg:width="0.999cm" svg:height="0.999cm" svg:x="10cm" svg:y="16.35cm" svg:viewBox="0 0 1000 1000" draw:points="0,1000 0,0 1000,0 1000,1000">
            <text:p/>
          </draw:polygon>
          <draw:polygon draw:style-name="gr13" draw:text-style-name="P13" draw:layer="layout" svg:width="0.999cm" svg:height="0.999cm" svg:x="12cm" svg:y="16.35cm" svg:viewBox="0 0 1000 1000" draw:points="0,1000 0,0 1000,0 1000,1000">
            <text:p/>
          </draw:polygon>
          <draw:polygon draw:style-name="gr14" draw:text-style-name="P14" draw:layer="layout" svg:width="0.999cm" svg:height="0.999cm" svg:x="8cm" svg:y="16.35cm" svg:viewBox="0 0 1000 1000" draw:points="0,1000 0,0 1000,0 1000,1000">
            <text:p/>
          </draw:polygon>
        </draw:g>
        <draw:path draw:style-name="gr15" draw:text-style-name="P1" draw:layer="layout" svg:width="7.999cm" svg:height="7.999cm" svg:x="6.5cm" svg:y="10.85cm" svg:viewBox="0 0 8000 8000" svg:d="M4000 1500c-1417 0-2500 1083-2500 2500s1083 2500 2500 2500 2500-1083 2500-2500-1083-2500-2500-2500zM4000 0c2268 0 4000 1732 4000 4000s-1732 4000-4000 4000-4000-1732-4000-4000 1732-4000 4000-400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0" draw:display-name="Gradient 10" draw:style="linear" draw:start-color="#eaecf0" draw:end-color="#c8ccd1" draw:start-intensity="100%" draw:end-intensity="100%" draw:angle="300" draw:border="0%"/>
    <draw:gradient draw:name="Gradient_20_11" draw:display-name="Gradient 11" draw:style="linear" draw:start-color="#eaecf0" draw:end-color="#c8ccd1" draw:start-intensity="100%" draw:end-intensity="100%" draw:angle="300" draw:border="0%"/>
    <draw:gradient draw:name="Gradient_20_12" draw:display-name="Gradient 12" draw:style="linear" draw:start-color="#eaecf0" draw:end-color="#c8ccd1" draw:start-intensity="100%" draw:end-intensity="100%" draw:angle="300" draw:border="0%"/>
    <draw:gradient draw:name="Gradient_20_13" draw:display-name="Gradient 13" draw:style="linear" draw:start-color="#eaecf0" draw:end-color="#c8ccd1" draw:start-intensity="100%" draw:end-intensity="100%" draw:angle="300" draw:border="0%"/>
    <draw:gradient draw:name="Gradient_20_14" draw:display-name="Gradient 14" draw:style="linear" draw:start-color="#eaecf0" draw:end-color="#c8ccd1" draw:start-intensity="100%" draw:end-intensity="100%" draw:angle="300" draw:border="0%"/>
    <draw:gradient draw:name="Gradient_20_15" draw:display-name="Gradient 15" draw:style="linear" draw:start-color="#eaecf0" draw:end-color="#c8ccd1" draw:start-intensity="100%" draw:end-intensity="100%" draw:angle="300" draw:border="0%"/>
    <draw:gradient draw:name="Gradient_20_16" draw:display-name="Gradient 16" draw:style="linear" draw:start-color="#eaecf0" draw:end-color="#c8ccd1" draw:start-intensity="100%" draw:end-intensity="100%" draw:angle="300" draw:border="0%"/>
    <draw:gradient draw:name="Gradient_20_2" draw:display-name="Gradient 2" draw:style="linear" draw:start-color="#54595d" draw:end-color="#222222" draw:start-intensity="100%" draw:end-intensity="100%" draw:angle="300" draw:border="0%"/>
    <draw:gradient draw:name="Gradient_20_3" draw:display-name="Gradient 3" draw:style="linear" draw:start-color="#eaecf0" draw:end-color="#c8ccd1" draw:start-intensity="100%" draw:end-intensity="100%" draw:angle="300" draw:border="0%"/>
    <draw:gradient draw:name="Gradient_20_4" draw:display-name="Gradient 4" draw:style="linear" draw:start-color="#eaecf0" draw:end-color="#c8ccd1" draw:start-intensity="100%" draw:end-intensity="100%" draw:angle="300" draw:border="0%"/>
    <draw:gradient draw:name="Gradient_20_5" draw:display-name="Gradient 5" draw:style="linear" draw:start-color="#eaecf0" draw:end-color="#c8ccd1" draw:start-intensity="100%" draw:end-intensity="100%" draw:angle="300" draw:border="0%"/>
    <draw:gradient draw:name="Gradient_20_6" draw:display-name="Gradient 6" draw:style="linear" draw:start-color="#eaecf0" draw:end-color="#c8ccd1" draw:start-intensity="100%" draw:end-intensity="100%" draw:angle="300" draw:border="0%"/>
    <draw:gradient draw:name="Gradient_20_7" draw:display-name="Gradient 7" draw:style="linear" draw:start-color="#eaecf0" draw:end-color="#c8ccd1" draw:start-intensity="100%" draw:end-intensity="100%" draw:angle="300" draw:border="0%"/>
    <draw:gradient draw:name="Gradient_20_8" draw:display-name="Gradient 8" draw:style="linear" draw:start-color="#eaecf0" draw:end-color="#c8ccd1" draw:start-intensity="100%" draw:end-intensity="100%" draw:angle="300" draw:border="0%"/>
    <draw:gradient draw:name="Gradient_20_9" draw:display-name="Gradient 9" draw:style="linear" draw:start-color="#eaecf0" draw:end-color="#c8ccd1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gradient" draw:style="linear" draw:start-color="#dd3333" draw:end-color="#873636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999999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4T19:02:35.208561605</meta:creation-date>
    <dc:date>2020-03-16T10:56:29.795396592</dc:date>
    <meta:editing-duration>PT38M39S</meta:editing-duration>
    <meta:editing-cycles>15</meta:editing-cycles>
    <meta:generator>LibreOffice/6.1.5.2$Linux_X86_64 LibreOffice_project/10$Build-2</meta:generator>
    <meta:document-statistic meta:object-count="16"/>
  </office:meta>
</office:document-meta>
</file>